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text-properties style:font-name="Liberation Sans" fo:font-size="20pt" fo:font-weight="bold" style:font-size-asian="20pt" style:font-weight-asian="bold" style:font-size-complex="20pt" style:font-weight-complex="bold"/>
    </style:style>
    <style:style style:name="P5" style:family="paragraph" style:parent-style-name="Standard">
      <style:text-properties style:font-name="Liberation Sans" fo:font-size="8pt" fo:font-weight="bold" style:font-size-asian="8pt" style:font-weight-asian="bold" style:font-size-complex="8pt" style:font-weight-complex="bold"/>
    </style:style>
    <style:style style:name="P6" style:family="paragraph" style:parent-style-name="Standard">
      <style:text-properties style:font-name="Liberation Sans" fo:font-weight="bold" style:font-weight-asian="bold" style:font-weight-complex="bold"/>
    </style:style>
    <style:style style:name="P7"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8"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9" style:family="paragraph" style:parent-style-name="Standard">
      <style:paragraph-properties fo:text-align="end" style:justify-single-word="false"/>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10"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resa Alvarenga, El Nacional 16 de Marzo de 1977.</text:p>
      <text:p text:style-name="P4">Encontrar una Expresión Propia e Interpretar Nuestra Realidad</text:p>
      <text:p text:style-name="P5">Son las tareas prioritarias del crítico literario en América Latina</text:p>
      <text:p text:style-name="P6"><text:span text:style-name="T1">Henríque Ureña y Mariátegui dan las claves respecto a las funciones de quienes se dedican a este oficio, </text:span><text:span text:style-name="T2">Mario Benedetti</text:span></text:p>
      <text:p text:style-name="P8"/>
      <text:list xml:id="list629510690" text:style-name="L1">
        <text:list-item>
          <text:p text:style-name="P10">A mi juicio, la más importante novela latinoamericano de los últimos tiempos es “Yo, el Supremo”, de Augusto Roa Bastos</text:p>
        </text:list-item>
        <text:list-item>
          <text:p text:style-name="P10">Hoy a las 6:00 p.m. Dictará una conferencia en el Centro de Estudios Rómulo Gallegos sobre el tema: “El escritor y la Critica”.</text:p>
        </text:list-item>
      </text:list>
      <text:p text:style-name="P2"/>
      <text:p text:style-name="P3"><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s.</text:p>
      <text:p text:style-name="P2"/>
      <text:p text:style-name="P3"><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3"/>
      <text:p text:style-name="P3"><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3"/>
      <text:p text:style-name="P1">Críticos Literarios ¿para que?</text:p>
      <text:p text:style-name="P1"/>
      <text:p text:style-name="P3"><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O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iene por delante.</text:p>
      <text:p text:style-name="P3"/>
      <text:p text:style-name="P3"><text:soft-page-break/><text:tab/>¿A su juicio el crítico literario tiene que tener de antemano una posición política?</text:p>
      <text:p text:style-name="P3"/>
      <text:p text:style-name="P3"><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3"/>
      <text:p text:style-name="P3"><text:tab/>Algunas personas podrían preguntarse cómo hace Mario Benedetti para ejercer libremente la crítica en Cuba, país donde reside actualmente.</text:p>
      <text:p text:style-name="P3"/>
      <text:p text:style-name="P3"><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o parte de mi producción crítica la he escrito y publicado en Cuba, así que mi afirmación viene de mi propia experiencia.</text:p>
      <text:p text:style-name="P3"/>
      <text:p text:style-name="P3"><text:tab/>Mario Benedetti abunda en su respuesta añadiendo que hay varios jóvenes críticos cubanos, entre ellos Desiderio Navarro, que han realizado un amplio trabajo de crítica estructuralista (corriente muy diversa a la de basamento marxista) y no “solo eso, sino que en Cuba se publican libros de critica estructuralista extranjera”.</text:p>
      <text:p text:style-name="P3"/>
      <text:p text:style-name="P3"><text:tab/>Benedetti se ubica, tal como explico antes, en otra línea de investigación y crítica. Inscrito dentro de sus postulados esta ahora escribiendo un libro que contiene un ensayo sobre el escri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3"/>
      <text:p text:style-name="P3"><text:tab/>¿Ningún ensayo sobre escritor venezolano?</text:p>
      <text:p text:style-name="P3"/>
      <text:p text:style-name="P3"><text:tab/>No, confieso que es una literatura que no conozco suficiente. Pienso ahora llevarme algunos libros.</text:p>
      <text:p text:style-name="P3"><text:tab/></text:p>
      <text:p text:style-name="P3"><text:tab/>¿Quiénes le interesan de primer golpe?</text:p>
      <text:p text:style-name="P3"/>
      <text:p text:style-name="P3"><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3"/>
      <text:p text:style-name="P3"><text:tab/>Además de este libro de ensayos Mario Benedetti está a punto de publicar la La casa y el ladrillo y con y sin nostalgia, “ambas muy atravesados por los problemas del Uruguay actual, -explica- En ningún de los dos aparece la política, ni como panfleto, ni como un <text:soft-page-break/>mensaje explícito, sino que aparece como telón de fondo que en el plano estrictamente humano ocasionó ese terremoto ocurrido en mi país”.</text:p>
      <text:p text:style-name="P3"/>
      <text:p text:style-name="P7">Escribir letras para canciones populares ha sido una refrescante experiencia confío Mario Benedetti.</text:p>
      <text:p text:style-name="P7"/>
      <text:p text:style-name="P11">“Yo el supremo”, extraordinario novela.</text:p>
      <text:p text:style-name="P11"/>
      <text:p text:style-name="P3"><text:tab/>En esa vida de actividad variada -decimos a M.B.- de poeta, ensayista narrador, crítico y periodista, encontramos que también ha hecho letras de canciones populares. ¿Qué puede decir acerca de actividad tan poco usual para un escritor?.</text:p>
      <text:p text:style-name="P3"/>
      <text:p text:style-name="P3"><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3"/>
      <text:p text:style-name="P3"><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3"/>
      <text:p text:style-name="P3"><text:tab/>Su experiencia de anonimato me lleva a preguntar ¿que tipo de cultura, de producto cultural es el que debería fomentarse?.</text:p>
      <text:p text:style-name="P3"/>
      <text:p text:style-name="P3"><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3"/>
      <text:p text:style-name="P3"><text:tab/>Una ultima pregunta y la dirijo al crítico: ¿cuáles serian a su juicio las más importantes noveles publicadas en los últimos años en América Latina?.</text:p>
      <text:p text:style-name="P3"/>
      <text:p text:style-name="P3"><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text:soft-page-break/>Hay una reelaboración y revaloración de la figura de Francia, que incluso polemiza con la 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6-11T18:42:36</dc:date>
    <meta:editing-duration>PT1H37M59S</meta:editing-duration>
    <meta:editing-cycles>17</meta:editing-cycles>
    <meta:generator>LibreOffice/3.5$Linux_X86_64 LibreOffice_project/350m1$Build-2</meta:generator>
    <meta:document-statistic meta:table-count="0" meta:image-count="0" meta:object-count="0" meta:page-count="4" meta:paragraph-count="32" meta:word-count="1639" meta:character-count="9894" meta:non-whitespace-character-count="8264"/>
  </office:meta>
</office:document-meta>
</file>